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Standard" style:list-style-name="L10"/>
    <style:style style:name="P18" style:family="paragraph" style:parent-style-name="Standard" style:list-style-name="L11"/>
    <style:style style:name="P19" style:family="paragraph" style:parent-style-name="Standard" style:list-style-name="L12"/>
    <style:style style:name="P20" style:family="paragraph" style:parent-style-name="Standard" style:list-style-name="L13"/>
    <style:style style:name="P21" style:family="paragraph" style:parent-style-name="Standard" style:list-style-name="L14"/>
    <style:style style:name="P22" style:family="paragraph" style:parent-style-name="Standard" style:list-style-name="L15"/>
    <style:style style:name="P23" style:family="paragraph" style:parent-style-name="Text_20_body" style:list-style-name="L3"/>
    <style:style style:name="P24" style:family="paragraph" style:parent-style-name="Text_20_body" style:list-style-name="L7"/>
    <style:style style:name="P25" style:family="paragraph" style:parent-style-name="Text_20_body" style:list-style-name="L16"/>
    <style:style style:name="P26" style:family="paragraph" style:parent-style-name="Table_20_Contents" style:list-style-name="L5"/>
    <style:style style:name="P27" style:family="paragraph" style:parent-style-name="Heading_20_1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WLoc Tcl Binding GSoC 2011 Project</text:p>
      <text:p text:style-name="P2">API Design, Version 0.3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Function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Functions</text:p>
          </text:index-title>
          <text:p text:style-name="P8">API Version<text:tab/>1</text:p>
          <text:p text:style-name="P7">hwloc version<text:tab/>2</text:p>
          <text:p text:style-name="P8">Create, Configure, Check and Destroy Topologies<text:tab/>2</text:p>
          <text:p text:style-name="P7">hwloc create ?options?<text:tab/>2</text:p>
          <text:p text:style-name="P7">topology destroy<text:tab/>3</text:p>
          <text:p text:style-name="P8">Get Topology Information<text:tab/>3</text:p>
          <text:p text:style-name="P7">topology export filepath<text:tab/>3</text:p>
          <text:p text:style-name="P7">topology depth<text:tab/>3</text:p>
          <text:p text:style-name="P7">topology depth -type type<text:tab/>4</text:p>
          <text:p text:style-name="P7">topology type -depth depth<text:tab/>4</text:p>
          <text:p text:style-name="P7">topology width -depth depth<text:tab/>4</text:p>
          <text:p text:style-name="P7">topology width -type type<text:tab/>4</text:p>
          <text:p text:style-name="P7">topology local<text:tab/>4</text:p>
          <text:p text:style-name="P8">Browse the Topology Tree<text:tab/>4</text:p>
          <text:p text:style-name="P7">topology root<text:tab/>4</text:p>
          <text:p text:style-name="P7">topology object {-depth depth | -type type} index<text:tab/>5</text:p>
          <text:p text:style-name="P7">object children<text:tab/>5</text:p>
          <text:p text:style-name="P7">object parent<text:tab/>5</text:p>
          <text:p text:style-name="P7">object next_cousin | prev_cousin<text:tab/>5</text:p>
          <text:p text:style-name="P7">object next_sibling | prev_sibling<text:tab/>5</text:p>
          <text:p text:style-name="P7">object first_child | last_child<text:tab/>5</text:p>
          <text:p text:style-name="P8">Get Object Information<text:tab/>6</text:p>
          <text:p text:style-name="P7">object type<text:tab/>6</text:p>
          <text:p text:style-name="P7">object name<text:tab/>6</text:p>
          <text:p text:style-name="P7">object depth<text:tab/>6</text:p>
          <text:p text:style-name="P7">object logical_index<text:tab/>6</text:p>
          <text:p text:style-name="P7">object sibling_rank<text:tab/>6</text:p>
          <text:p text:style-name="P7">object arity<text:tab/>6</text:p>
          <text:p text:style-name="P8">CPU Binding<text:tab/>6</text:p>
          <text:p text:style-name="P7">topology cpubind set ?-pid pid? bitmap<text:tab/>7</text:p>
          <text:p text:style-name="P7">topology cpubind get ?-pid pid?<text:tab/>7</text:p>
          <text:p text:style-name="P7">topology cpubind last ?-pid pid?<text:tab/>7</text:p>
          <text:p text:style-name="P8">Remaining Modules<text:tab/>7</text:p>
        </text:index-body>
      </text:table-of-content>
      <text:p text:style-name="P1"/>
      <text:h text:style-name="Heading_20_1" text:outline-level="1">API Version</text:h>
      <text:p text:style-name="Text_20_body">Pertains the following HWLoc Module(s)<text:span text:style-name="T2">: </text:span></text:p>
      <text:list xml:id="list164077278" text:style-name="L1">
        <text:list-item>
          <text:p text:style-name="P9"><text:a xlink:type="simple" xlink:href="http://www.open-mpi.org/projects/hwloc/doc/v1.2/group__hwlocality__api__version.php"><text:span text:style-name="T2">API version</text:span></text:a></text:p>
        </text:list-item>
      </text:list>
      <text:h text:style-name="Heading_20_2" text:outline-level="2"><text:soft-page-break/>hwloc version</text:h>
      <text:p text:style-name="Standard"><text:span text:style-name="T1">Description</text:span>: Indicate at runtime which hwloc API version was used at build time. </text:p>
      <text:p text:style-name="Standard"><text:span text:style-name="T1">Returns</text:span>: Unsigned integer.</text:p>
      <text:p text:style-name="P6">Underlying function(s):</text:p>
      <text:list xml:id="list1852280479" text:style-name="L2">
        <text:list-item>
          <text:p text:style-name="P10">unsigned <text:a xlink:type="simple" xlink:href="http://www.open-mpi.org/projects/hwloc/doc/v1.2/group__hwlocality__api__version.php#ga61ef7566efe550d314b0ce4f3421ec5d">hwloc_get_api_version</text:a> (void)</text:p>
        </text:list-item>
      </text:list>
      <text:h text:style-name="Heading_20_1" text:outline-level="1">Create, Configure, Check and Destroy Topologies</text:h>
      <text:p text:style-name="Text_20_body">Pertains the following HWLoc Module(s)<text:span text:style-name="T2">: </text:span></text:p>
      <text:list xml:id="list1820188255" text:style-name="L3">
        <text:list-item>
          <text:p text:style-name="P11"><text:a xlink:type="simple" xlink:href="http://www.open-mpi.org/projects/hwloc/doc/v1.2/group__hwlocality__topology.php">Topology context</text:a></text:p>
        </text:list-item>
        <text:list-item>
          <text:p text:style-name="P11"><text:a xlink:type="simple" xlink:href="http://www.open-mpi.org/projects/hwloc/doc/v1.2/group__hwlocality__creation.php">Create and Destroy Topologies</text:a></text:p>
        </text:list-item>
        <text:list-item>
          <text:p text:style-name="P23"><text:a xlink:type="simple" xlink:href="http://www.open-mpi.org/projects/hwloc/doc/v1.2/group__hwlocality__configuration.php">Configure Topology Detection</text:a></text:p>
        </text:list-item>
      </text:list>
      <text:p text:style-name="P4">Non-implemented functions:</text:p>
      <text:list xml:id="list405338793" text:style-name="L4">
        <text:list-item>
          <text:p text:style-name="P12">int <text:a xlink:type="simple" xlink:href="http://www.open-mpi.org/projects/hwloc/doc/v1.2/group__hwlocality__configuration.php#gae7e4bade144652a2b48f5eaf0309b4ec">hwloc_topology_set_xmlbuffer</text:a> (<text:a xlink:type="simple" xlink:href="http://www.open-mpi.org/projects/hwloc/doc/v1.2/group__hwlocality__topology.php#ga9d1e76ee15a7dee158b786c30b6a6e38">hwloc_topology_t</text:a> __hwloc_restrict topology, const char *__hwloc_restrict buffer, int size)</text:p>
        </text:list-item>
        <text:list-item>
          <text:p text:style-name="P12">int <text:a xlink:type="simple" xlink:href="http://www.open-mpi.org/projects/hwloc/doc/v1.2/group__hwlocality__configuration.php#gabda6afa67a495cd652f064ad51d3fe47">hwloc_topology_set_distance_matrix</text:a> (<text:a xlink:type="simple" xlink:href="http://www.open-mpi.org/projects/hwloc/doc/v1.2/group__hwlocality__topology.php#ga9d1e76ee15a7dee158b786c30b6a6e38">hwloc_topology_t</text:a> __hwloc_restrict topology, <text:a xlink:type="simple" xlink:href="http://www.open-mpi.org/projects/hwloc/doc/v1.2/group__hwlocality__types.php#gacd37bb612667dc437d66bfb175a8dc55">hwloc_obj_type_t</text:a> type, unsigned nbobjs, unsigned *os_index, float *distances) </text:p>
        </text:list-item>
        <text:list-item>
          <text:p text:style-name="P12">struct <text:line-break/><text:a xlink:type="simple" xlink:href="http://www.open-mpi.org/projects/hwloc/doc/v1.2/structhwloc__topology__support.php">hwloc_topology_support</text:a> * <text:a xlink:type="simple" xlink:href="http://www.open-mpi.org/projects/hwloc/doc/v1.2/group__hwlocality__configuration.php#gac2126e105f3ae708efca2e90d612625a">hwloc_topology_get_support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Heading_20_2" text:outline-level="2">hwloc create <text:span text:style-name="T3">?options?</text:span></text:h>
      <text:p text:style-name="Standard"><text:span text:style-name="T1">Description</text:span>: Initialize, load and check a new topology context according to ?options?:</text:p>
      <text:p text:style-name="Standard"><text:tab/>-ignore_type $type</text:p>
      <text:p text:style-name="Standard"><text:tab/>-ignore_type_keep_structure</text:p>
      <text:p text:style-name="Standard"><text:tab/>-ignore_all_keep_structure</text:p>
      <text:p text:style-name="Standard"><text:tab/>-set_flags $flags</text:p>
      <text:p text:style-name="Standard"><text:tab/>-set_fsroot $path</text:p>
      <text:p text:style-name="Standard"><text:tab/>-set_pid $pid</text:p>
      <text:p text:style-name="Standard"><text:tab/>-set_synthetic $string</text:p>
      <text:p text:style-name="Standard"><text:tab/>-set_xml $filepath</text:p>
      <text:p text:style-name="Standard"><text:span text:style-name="T1">Returns</text:span>: A new command that embodies the topology context.</text:p>
      <text:p text:style-name="P6">Underlying function(s):</text:p>
      <text:list xml:id="list741870488" text:style-name="L5">
        <text:list-item>
          <text:p text:style-name="P13">int <text:a xlink:type="simple" xlink:href="http://www.open-mpi.org/projects/hwloc/doc/v1.2/group__hwlocality__creation.php#ga5c2d6f476af87005c7bd0811d4548b9f">hwloc_topology_init</text:a> (<text:a xlink:type="simple" xlink:href="http://www.open-mpi.org/projects/hwloc/doc/v1.2/group__hwlocality__topology.php#ga9d1e76ee15a7dee158b786c30b6a6e38">hwloc_topology_t</text:a> *topology)</text:p>
        </text:list-item>
        <text:list-item>
          <text:p text:style-name="P13">int <text:a xlink:type="simple" xlink:href="http://www.open-mpi.org/projects/hwloc/doc/v1.2/group__hwlocality__creation.php#ga91e2e6427b95fb7339c99dbbef996e71">hwloc_topology_load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26">void <text:a xlink:type="simple" xlink:href="http://www.open-mpi.org/projects/hwloc/doc/v1.2/group__hwlocality__creation.php#gab3628b2a540a5a08e8cf724ef829e70a">hwloc_topology_check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3">int <text:a xlink:type="simple" xlink:href="http://www.open-mpi.org/projects/hwloc/doc/v1.2/group__hwlocality__configuration.php#gaf2071c8621fddc53649c245d87835b47">hwloc_topology_ignore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3">int <text:a xlink:type="simple" xlink:href="http://www.open-mpi.org/projects/hwloc/doc/v1.2/group__hwlocality__configuration.php#ga6ddd4213d95bd1c30555b294a60efa6b">hwloc_topology_ignore_type_keep_structur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3">int <text:a xlink:type="simple" xlink:href="http://www.open-mpi.org/projects/hwloc/doc/v1.2/group__hwlocality__configuration.php#gaec6fb00050f50cd41007f1ae580d2106">hwloc_topology_ignore_all_keep_structure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3">int <text:a xlink:type="simple" xlink:href="http://www.open-mpi.org/projects/hwloc/doc/v1.2/group__hwlocality__configuration.php#ga6d11e53db143ac39c32cdb3912b71f99">hwloc_topology_set_flags</text:a> (<text:a xlink:type="simple" xlink:href="http://www.open-mpi.org/projects/hwloc/doc/v1.2/group__hwlocality__topology.php#ga9d1e76ee15a7dee158b786c30b6a6e38">hwloc_topology_t</text:a> topology, unsigned long flags)</text:p>
        </text:list-item>
        <text:list-item>
          <text:p text:style-name="P13">int <text:a xlink:type="simple" xlink:href="http://www.open-mpi.org/projects/hwloc/doc/v1.2/group__hwlocality__configuration.php#ga2f6bfb6958d8b508ea1d7d5bb266432c">hwloc_topology_set_fsroot</text:a> (<text:a xlink:type="simple" xlink:href="http://www.open-mpi.org/projects/hwloc/doc/v1.2/group__hwlocality__topology.php#ga9d1e76ee15a7dee158b786c30b6a6e38">hwloc_topology_t</text:a> __hwloc_restrict topology, const char *__hwloc_restrict fsroot_path)</text:p>
        </text:list-item>
        <text:list-item>
          <text:p text:style-name="P13">int <text:a xlink:type="simple" xlink:href="http://www.open-mpi.org/projects/hwloc/doc/v1.2/group__hwlocality__configuration.php#gae1100de0162b3c6a9db750ac14629c05">hwloc_topology_set_pid</text:a> (<text:a xlink:type="simple" xlink:href="http://www.open-mpi.org/projects/hwloc/doc/v1.2/group__hwlocality__topology.php#ga9d1e76ee15a7dee158b786c30b6a6e38">hwloc_topology_t</text:a> __hwloc_restrict topology, hwloc_pid_t pid)</text:p>
        </text:list-item>
        <text:list-item>
          <text:p text:style-name="P13"><text:soft-page-break/>int <text:a xlink:type="simple" xlink:href="http://www.open-mpi.org/projects/hwloc/doc/v1.2/group__hwlocality__configuration.php#ga2fcb52181b586c20f001b7a999550324">hwloc_topology_set_synthetic</text:a> (<text:a xlink:type="simple" xlink:href="http://www.open-mpi.org/projects/hwloc/doc/v1.2/group__hwlocality__topology.php#ga9d1e76ee15a7dee158b786c30b6a6e38">hwloc_topology_t</text:a> __hwloc_restrict topology, const char *__hwloc_restrict description)</text:p>
        </text:list-item>
        <text:list-item>
          <text:p text:style-name="P13">int <text:a xlink:type="simple" xlink:href="http://www.open-mpi.org/projects/hwloc/doc/v1.2/group__hwlocality__configuration.php#ga93efcc8a962afe1ed23393700682173f">hwloc_topology_set_xml</text:a> (<text:a xlink:type="simple" xlink:href="http://www.open-mpi.org/projects/hwloc/doc/v1.2/group__hwlocality__topology.php#ga9d1e76ee15a7dee158b786c30b6a6e38">hwloc_topology_t</text:a> __hwloc_restrict topology, const char *__hwloc_restrict xmlpath)</text:p>
        </text:list-item>
      </text:list>
      <text:h text:style-name="Heading_20_2" text:outline-level="2"><text:span text:style-name="T3">topology</text:span> destroy</text:h>
      <text:p text:style-name="Standard"><text:span text:style-name="T1">Description</text:span>: Terminate and free a topology context. Also destroy the corresponding Tcl command.</text:p>
      <text:p text:style-name="Standard"><text:span text:style-name="T1">Returns</text:span>: Nothing.</text:p>
      <text:p text:style-name="P5">Underlying function(s):</text:p>
      <text:list xml:id="list1143460754" text:style-name="L6">
        <text:list-item>
          <text:p text:style-name="P14">void <text:a xlink:type="simple" xlink:href="http://www.open-mpi.org/projects/hwloc/doc/v1.2/group__hwlocality__creation.php#ga6040925d3ee4bbb2647f2a321aca5f4b">hwloc_topology_destroy</text:a> (<text:a xlink:type="simple" xlink:href="http://www.open-mpi.org/projects/hwloc/doc/v1.2/group__hwlocality__topology.php#ga9d1e76ee15a7dee158b786c30b6a6e38">hwloc_topology_t</text:a> topology)</text:p>
        </text:list-item>
      </text:list>
      <text:h text:style-name="Heading_20_1" text:outline-level="1">Get Topology Information</text:h>
      <text:p text:style-name="Text_20_body">Pertains the following HWLoc Module(s)<text:span text:style-name="T2">: </text:span></text:p>
      <text:list xml:id="list1703331145" text:style-name="L7">
        <text:list-item>
          <text:p text:style-name="P24"><text:a xlink:type="simple" xlink:href="http://www.open-mpi.org/projects/hwloc/doc/v1.2/group__hwlocality__tinker.php"><text:span text:style-name="T2">Tinker with topologies.</text:span></text:a></text:p>
        </text:list-item>
        <text:list-item>
          <text:p text:style-name="P24"><text:a xlink:type="simple" xlink:href="http://www.open-mpi.org/projects/hwloc/doc/v1.2/group__hwlocality__information.php"><text:span text:style-name="T2">Get some Topology Information</text:span></text:a></text:p>
        </text:list-item>
        <text:list-item>
          <text:p text:style-name="P24"><text:a xlink:type="simple" xlink:href="http://www.open-mpi.org/projects/hwloc/doc/v1.2/group__hwlocality__traversal.php"><text:span text:style-name="T2">Retrieve Objects</text:span></text:a></text:p>
        </text:list-item>
      </text:list>
      <text:p text:style-name="P4">Non-implemented functions:</text:p>
      <text:list xml:id="list649903292" text:style-name="L8">
        <text:list-item>
          <text:p text:style-name="P15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5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5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inker.php#gadacd7a3d21220fbb30c3256d8b22a294"><text:span text:style-name="T2">hwloc_topology_insert_misc_object_by_paren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structhwloc__obj.php"><text:span text:style-name="T2">hwloc_obj_t</text:span></text:a><text:span text:style-name="T2"> parent, const char *name)</text:span></text:p>
        </text:list-item>
        <text:list-item>
          <text:p text:style-name="P15"><text:span text:style-name="T2">int </text:span><text:a xlink:type="simple" xlink:href="http://www.open-mpi.org/projects/hwloc/doc/v1.2/group__hwlocality__tinker.php#gad75fa918e3eb54663bdeab25ed89b648"><text:span text:style-name="T2">hwloc_topology_restric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__hwloc_restrict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unsigned long flags)</text:span></text:p>
        </text:list-item>
      </text:list>
      <text:h text:style-name="Heading_20_2" text:outline-level="2"><text:span text:style-name="T3">topology</text:span> export <text:span text:style-name="T3">filepath</text:span></text:h>
      <text:p text:style-name="Standard"><text:span text:style-name="T1">Description</text:span>: Export the topology into an XML file. </text:p>
      <text:p text:style-name="Standard"><text:span text:style-name="T1">Returns</text:span>: Nothing.</text:p>
      <text:p text:style-name="P5">Underlying function(s):</text:p>
      <text:list xml:id="list1132219674" text:style-name="L9">
        <text:list-item>
          <text:p text:style-name="P16">void <text:a xlink:type="simple" xlink:href="http://www.open-mpi.org/projects/hwloc/doc/v1.2/group__hwlocality__tinker.php#ga1c9d8e608232206ce2142fe806a6835b">hwloc_topology_export_xml</text:a> (<text:a xlink:type="simple" xlink:href="http://www.open-mpi.org/projects/hwloc/doc/v1.2/group__hwlocality__topology.php#ga9d1e76ee15a7dee158b786c30b6a6e38">hwloc_topology_t</text:a> topology, const char *xmlpath)</text:p>
        </text:list-item>
      </text:list>
      <text:p text:style-name="P1"/>
      <text:h text:style-name="Heading_20_2" text:outline-level="2"><text:span text:style-name="T3">topology</text:span> <text:span text:style-name="T5">depth</text:span></text:h>
      <text:p text:style-name="Standard"><text:span text:style-name="T1">Description</text:span>: Get the depth of the hierarchical tree of objects. </text:p>
      <text:p text:style-name="Standard"><text:span text:style-name="T1">Returns</text:span>: Unsigned integer.</text:p>
      <text:p text:style-name="P5">Underlying function(s):</text:p>
      <text:list xml:id="list69734104" text:style-name="L10">
        <text:list-item>
          <text:p text:style-name="P17">unsigned <text:a xlink:type="simple" xlink:href="http://www.open-mpi.org/projects/hwloc/doc/v1.2/group__hwlocality__information.php#ga8c30b0cec55074eb3ed34e4f2a1a9937">hwloc_topology_get_depth</text:a> (<text:a xlink:type="simple" xlink:href="http://www.open-mpi.org/projects/hwloc/doc/v1.2/group__hwlocality__topology.php#ga9d1e76ee15a7dee158b786c30b6a6e38">hwloc_topology_t</text:a> __hwloc_restrict topology) __hwloc_attribute_pure</text:p>
        </text:list-item>
      </text:list>
      <text:p text:style-name="P1"/>
      <text:h text:style-name="Heading_20_2" text:outline-level="2"><text:soft-page-break/><text:span text:style-name="T3">topology</text:span> <text:span text:style-name="T5">depth -type type</text:span></text:h>
      <text:p text:style-name="Standard"><text:span text:style-name="T1">Description</text:span>: Returns the depth of objects of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1611390940" text:style-name="L11">
        <text:list-item>
          <text:p text:style-name="P18">int <text:a xlink:type="simple" xlink:href="http://www.open-mpi.org/projects/hwloc/doc/v1.2/group__hwlocality__information.php#gaea7c64dd59467f5201ba87712710b14d">hwloc_get_type_depth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</text:list>
      <text:p text:style-name="P1"/>
      <text:h text:style-name="Heading_20_2" text:outline-level="2"><text:span text:style-name="T3">topology</text:span> type<text:span text:style-name="T5"> -depth depth</text:span></text:h>
      <text:p text:style-name="Standard"><text:span text:style-name="T1">Description</text:span>: Returns the type of objects at depth <text:span text:style-name="Source_20_Text">depth</text:span>. </text:p>
      <text:p text:style-name="Standard"><text:span text:style-name="T1">Returns</text:span>: String representation of topology object type.</text:p>
      <text:p text:style-name="P5">Underlying function(s):</text:p>
      <text:list xml:id="list944206925" text:style-name="L12">
        <text:list-item>
          <text:p text:style-name="P19"><text:a xlink:type="simple" xlink:href="http://www.open-mpi.org/projects/hwloc/doc/v1.2/group__hwlocality__types.php#gacd37bb612667dc437d66bfb175a8dc55">hwloc_obj_type_t</text:a> <text:a xlink:type="simple" xlink:href="http://www.open-mpi.org/projects/hwloc/doc/v1.2/group__hwlocality__information.php#gadd4964764ae7e49231065d58a553fd31">hwloc_get_depth_type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Standard"/>
      <text:h text:style-name="Heading_20_2" text:outline-level="2"><text:span text:style-name="T3">topology</text:span> width<text:span text:style-name="T5"> -depth depth</text:span></text:h>
      <text:p text:style-name="Standard"><text:span text:style-name="T1">Description</text:span>: Returns the width of level at depth <text:span text:style-name="Source_20_Text">depth</text:span>. </text:p>
      <text:p text:style-name="Standard"><text:span text:style-name="T1">Returns</text:span>: Unsigned integer.</text:p>
      <text:p text:style-name="P5">Underlying function(s):</text:p>
      <text:list xml:id="list1093395739" text:style-name="L13">
        <text:list-item>
          <text:p text:style-name="P20">unsigned <text:a xlink:type="simple" xlink:href="http://www.open-mpi.org/projects/hwloc/doc/v1.2/group__hwlocality__information.php#ga20cfe2456f4cfdd789c9aca6d2fdd69f">hwloc_get_nbobjs_by_depth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P1"/>
      <text:h text:style-name="Heading_20_2" text:outline-level="2"><text:span text:style-name="T3">topology</text:span> width<text:span text:style-name="T5"> -type type</text:span></text:h>
      <text:p text:style-name="Standard"><text:span text:style-name="T1">Description</text:span>: Returns the width of level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811284482" text:style-name="L14">
        <text:list-item>
          <text:p text:style-name="P21">static __hwloc_inline int <text:line-break/>__hwloc_attribute_pure <text:a xlink:type="simple" xlink:href="http://www.open-mpi.org/projects/hwloc/doc/v1.2/group__hwlocality__information.php#ga0131ab1051011fabfa69d7c1853e716c">hwloc_get_nbobjs_by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text:line-break/></text:p>
        </text:list-item>
      </text:list>
      <text:h text:style-name="Heading_20_2" text:outline-level="2"><text:span text:style-name="T3">topology</text:span> <text:span text:style-name="T5">local</text:span></text:h>
      <text:p text:style-name="Standard"><text:span text:style-name="T1">Description</text:span>: Does the topology context come from this system? </text:p>
      <text:p text:style-name="Standard"><text:span text:style-name="T1">Returns</text:span>: Boolean.</text:p>
      <text:p text:style-name="P5">Underlying function(s):</text:p>
      <text:list xml:id="list595204874" text:style-name="L15">
        <text:list-item>
          <text:p text:style-name="P22">int <text:a xlink:type="simple" xlink:href="http://www.open-mpi.org/projects/hwloc/doc/v1.2/group__hwlocality__information.php#ga0d109e33fc7990f62f665d336e5e5111">hwloc_topology_is_thissystem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P27" text:outline-level="1">Browse the Topology Tree</text:h>
      <text:p text:style-name="Standard">Pertains the following HWLoc Module(s)<text:span text:style-name="T2">: </text:span></text:p>
      <text:list xml:id="list1046286089" text:style-name="L16">
        <text:list-item>
          <text:p text:style-name="P25"><text:a xlink:type="simple" xlink:href="http://www.open-mpi.org/projects/hwloc/doc/v1.2/group__hwlocality__traversal.php"><text:span text:style-name="T2">Retrieve Objects</text:span></text:a></text:p>
        </text:list-item>
      </text:list>
      <text:h text:style-name="Heading_20_2" text:outline-level="2"><text:span text:style-name="T3">topology</text:span> <text:span text:style-name="T5">root</text:span></text:h>
      <text:p text:style-name="Standard"><text:span text:style-name="T1">Description</text:span>: Returns the object at the root of the topology tree.</text:p>
      <text:p text:style-name="Standard"><text:span text:style-name="T1">Returns</text:span>: An object id.</text:p>
      <text:p text:style-name="P5"><text:soft-page-break/>Underlying function(s):</text:p>
      <text:list xml:id="list1554363153" text:continue-list="list595204874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</text:list>
      <text:h text:style-name="Heading_20_2" text:outline-level="2"><text:span text:style-name="T3">topology</text:span> <text:span text:style-name="T5">object_by {-depth depth | -type type} index</text:span></text:h>
      <text:p text:style-name="Standard"><text:span text:style-name="T1">Description</text:span>: Returns the object at depth <text:span text:style-name="T7">depth</text:span> or type <text:span text:style-name="T7">type</text:span> with index <text:span text:style-name="T7">index</text:span>.</text:p>
      <text:p text:style-name="Standard"><text:span text:style-name="T1">Returns</text:span>: An object id.</text:p>
      <text:p text:style-name="P5">Underlying function(s):</text:p>
      <text:list xml:id="list224098100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  <text:list-item>
          <text:p text:style-name="P22"><text:a xlink:type="simple" xlink:href="http://www.open-mpi.org/projects/hwloc/doc/v1.2/group__hwlocality__traversal.php#ga701f83b2cf0cb8e0acd58cd2dc1c67a2"><text:span text:style-name="T2">hwloc_get_obj_by_type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types.php#gacd37bb612667dc437d66bfb175a8dc55"><text:span text:style-name="T2">hwloc_obj_type_t</text:span></text:a><text:span text:style-name="T2"> type, unsigned idx)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children</text:span></text:h>
      <text:p text:style-name="Standard"><text:span text:style-name="T1">Description</text:span>: Returns a list with all child objects of object <text:span text:style-name="T7">object</text:span>.</text:p>
      <text:p text:style-name="Standard"><text:span text:style-name="T1">Returns</text:span>: A list of object ids.</text:p>
      <text:p text:style-name="P5">Underlying function(s):</text:p>
      <text:list xml:id="list466011108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children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parent</text:span></text:h>
      <text:p text:style-name="Standard"><text:span text:style-name="T1">Description</text:span>: Returns the parent object or empty string if <text:span text:style-name="T7">object</text:span> is the root.</text:p>
      <text:p text:style-name="Standard"><text:span text:style-name="T1">Returns</text:span>: An object id.</text:p>
      <text:p text:style-name="P5">Underlying function(s):</text:p>
      <text:list xml:id="list308343181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parent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next_cousin | prev_cousin</text:span></text:h>
      <text:p text:style-name="Standard"><text:span text:style-name="T1">Description</text:span>: Returns next/previous object of same type and depth.</text:p>
      <text:p text:style-name="Standard"><text:span text:style-name="T1">Returns</text:span>: An object id.</text:p>
      <text:p text:style-name="P5">Underlying function(s):</text:p>
      <text:list xml:id="list2029538740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next_cousin</text:span></text:p>
        </text:list-item>
        <text:list-item>
          <text:p text:style-name="P22"><text:a xlink:type="simple" xlink:href="http://www.open-mpi.org/projects/hwloc/doc/v1.2/structhwloc__obj.php"><text:span text:style-name="T2">hwloc_obj_t</text:span></text:a><text:span text:style-name="T2">.prev_cousin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next_sibling | prev_sibling</text:span></text:h>
      <text:p text:style-name="Standard"><text:span text:style-name="T1">Description</text:span>: Returns next/previous object below the same parent.</text:p>
      <text:p text:style-name="Standard"><text:span text:style-name="T1">Returns</text:span>: An object id.</text:p>
      <text:p text:style-name="P5">Underlying function(s):</text:p>
      <text:list xml:id="list1154324444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next_sibling</text:span></text:p>
        </text:list-item>
        <text:list-item>
          <text:p text:style-name="P22"><text:a xlink:type="simple" xlink:href="http://www.open-mpi.org/projects/hwloc/doc/v1.2/structhwloc__obj.php"><text:span text:style-name="T3">hwloc_obj_t</text:span></text:a><text:span text:style-name="T6">.prev_sibling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first_child | last_childy</text:span></text:h>
      <text:p text:style-name="Standard"><text:span text:style-name="T1">Description</text:span>: Returns first/last child.</text:p>
      <text:p text:style-name="Standard"><text:span text:style-name="T1">Returns</text:span>: An object id.</text:p>
      <text:p text:style-name="P5">Underlying function(s):</text:p>
      <text:list xml:id="list1242017140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first_child</text:span></text:p>
        </text:list-item>
        <text:list-item>
          <text:p text:style-name="P22"><text:a xlink:type="simple" xlink:href="http://www.open-mpi.org/projects/hwloc/doc/v1.2/structhwloc__obj.php"><text:span text:style-name="T3">hwloc_obj_t</text:span></text:a><text:span text:style-name="T6">.last_child</text:span></text:p>
        </text:list-item>
      </text:list>
      <text:h text:style-name="P27" text:outline-level="1"><text:soft-page-break/>Get Object Information</text:h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type</text:span></text:h>
      <text:p text:style-name="Standard"><text:span text:style-name="T1">Description</text:span>: Returns object's type.</text:p>
      <text:p text:style-name="Standard"><text:span text:style-name="T1">Returns</text:span>: A special string constant that represents the type of the object.</text:p>
      <text:p text:style-name="P5">Underlying function(s):</text:p>
      <text:list xml:id="list1113879204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type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name</text:span></text:h>
      <text:p text:style-name="Standard"><text:span text:style-name="T1">Description</text:span>: Returns object's name.</text:p>
      <text:p text:style-name="Standard"><text:span text:style-name="T1">Returns</text:span>: String.</text:p>
      <text:p text:style-name="P5">Underlying function(s):</text:p>
      <text:list xml:id="list601837236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name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depth</text:span></text:h>
      <text:p text:style-name="Standard"><text:span text:style-name="T1">Description</text:span>: Returns object's depth.</text:p>
      <text:p text:style-name="Standard"><text:span text:style-name="T1">Returns</text:span>: Number.</text:p>
      <text:p text:style-name="P5">Underlying function(s):</text:p>
      <text:list xml:id="list1084079369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depth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logical_index</text:span></text:h>
      <text:p text:style-name="Standard"><text:span text:style-name="T1">Description</text:span>: Horizontal index in the whole list of similar objects, could be a "cousin_rank" since it's the rank within the "cousin" list below. </text:p>
      <text:p text:style-name="Standard"><text:span text:style-name="T1">Returns</text:span>: Number.</text:p>
      <text:p text:style-name="P5">Underlying function(s):</text:p>
      <text:list xml:id="list971980330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logical_index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sibling_rank</text:span></text:h>
      <text:p text:style-name="Standard"><text:span text:style-name="T1">Description</text:span>: Index in parent's <text:span text:style-name="Source_20_Text">children</text:span>[] array. </text:p>
      <text:p text:style-name="Standard"><text:span text:style-name="T1">Returns</text:span>: Number.</text:p>
      <text:p text:style-name="P5">Underlying function(s):</text:p>
      <text:list xml:id="list607031082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</text:span><text:span text:style-name="T6">sibling_rank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arity</text:span></text:h>
      <text:p text:style-name="Standard"><text:span text:style-name="T1">Description</text:span>: Returns number of object's children.</text:p>
      <text:p text:style-name="Standard"><text:span text:style-name="T1">Returns</text:span>: Number.</text:p>
      <text:p text:style-name="P5">Underlying function(s):</text:p>
      <text:list xml:id="list1934903867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arity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attributes</text:span></text:h>
      <text:p text:style-name="Standard"><text:span text:style-name="T1">Description</text:span>: Object type-specific attributes.</text:p>
      <text:p text:style-name="Standard"><text:span text:style-name="T1">Returns</text:span>: String.</text:p>
      <text:p text:style-name="P5">Underlying function(s):</text:p>
      <text:list xml:id="list1128896880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attr</text:span></text:p>
        </text:list-item>
      </text:list>
      <text:h text:style-name="Heading_20_2" text:outline-level="2"><text:soft-page-break/><text:span text:style-name="T3">topology</text:span><text:span text:style-name="T6"> </text:span><text:span text:style-name="T5">object </text:span><text:span text:style-name="T3">object</text:span> <text:span text:style-name="T5">cpuset</text:span></text:h>
      <text:p text:style-name="Standard"><text:span text:style-name="T1">Description</text:span>: CPUs covered by this object. </text:p>
      <text:p text:style-name="Standard"><text:span text:style-name="T1">Returns</text:span>: Hex string.</text:p>
      <text:p text:style-name="P5">Underlying function(s):</text:p>
      <text:list xml:id="list226665323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cpuset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info</text:span></text:h>
      <text:p text:style-name="Standard"><text:span text:style-name="T1">Description</text:span>: List of infos for the object in {name value} format.</text:p>
      <text:p text:style-name="Standard"><text:span text:style-name="T1">Returns</text:span>: List of lists.</text:p>
      <text:p text:style-name="P5">Underlying function(s):</text:p>
      <text:list xml:id="list1806459664" text:continue-numbering="true" text:style-name="L15">
        <text:list-item>
          <text:p text:style-name="P22"><text:a xlink:type="simple" xlink:href="http://www.open-mpi.org/projects/hwloc/doc/v1.2/structhwloc__obj.php"><text:span text:style-name="T2">hwloc_obj_t</text:span></text:a><text:span text:style-name="T2">.infos</text:span></text:p>
        </text:list-item>
      </text:list>
      <text:h text:style-name="P27" text:outline-level="1">CPU Binding</text:h>
      <text:p text:style-name="Standard">Pertains the following HWLoc Module(s)<text:span text:style-name="T2">: </text:span></text:p>
      <text:list xml:id="list1583850541" text:continue-list="list1046286089" text:style-name="L16">
        <text:list-item>
          <text:p text:style-name="P25"><text:a xlink:type="simple" xlink:href="http://www.open-mpi.org/projects/hwloc/doc/v1.2/group__hwlocality__cpubinding.php"><text:span text:style-name="T2">CPU binding</text:span></text:a></text:p>
        </text:list-item>
      </text:list>
      <text:p text:style-name="Text_20_body"><text:span text:style-name="T2"/></text:p>
      <text:p text:style-name="Text_20_body"><text:span text:style-name="T2">Note: “flags” is a list of: “process”, “thread”, “strict”, “nomembind” string elements.</text:span></text:p>
      <text:h text:style-name="Heading_20_2" text:outline-level="2"><text:span text:style-name="T3">topology</text:span> <text:span text:style-name="T5">cpubind set <text:s/>?-type flags? ?-pid </text:span><text:span text:style-name="T4">pid</text:span><text:span text:style-name="T5">? </text:span><text:span text:style-name="T4">bitmap</text:span></text:h>
      <text:p text:style-name="Standard"><text:span text:style-name="T1">Description</text:span>: Bind current or specified process or thread on cpus given in bitmap. </text:p>
      <text:p text:style-name="Standard"><text:span text:style-name="T1">Returns</text:span>: Nothing.</text:p>
      <text:p text:style-name="P5">Underlying function(s):</text:p>
      <text:list xml:id="list1508258997" text:continue-list="list1806459664" text:style-name="L15">
        <text:list-item>
          <text:p text:style-name="P22"><text:span text:style-name="T2">int </text:span><text:a xlink:type="simple" xlink:href="http://www.open-mpi.org/projects/hwloc/doc/v1.2/group__hwlocality__cpubinding.php#gaf4cc194d5c0d38004a21b9f03522a7e3"><text:span text:style-name="T2">hwloc_s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c0ef3510b4e9c1273029ecf94e8c9686"><text:span text:style-name="T2">hwloc_s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</text:list>
      <text:h text:style-name="Heading_20_2" text:outline-level="2"><text:span text:style-name="T3">topology</text:span> <text:span text:style-name="T5">cpubind get <text:s/>?-type flags? ?-pid </text:span><text:span text:style-name="T4">pid</text:span><text:span text:style-name="T5">?</text:span></text:h>
      <text:p text:style-name="Standard"><text:span text:style-name="T1">Description</text:span>: Get current process or thread binding, or that of the specified process. </text:p>
      <text:p text:style-name="Standard"><text:span text:style-name="T1">Returns</text:span>: String representation of a bitmap .</text:p>
      <text:p text:style-name="P5">Underlying function(s):</text:p>
      <text:list xml:id="list1040516444" text:continue-numbering="true" text:style-name="L15">
        <text:list-item>
          <text:p text:style-name="P22"><text:span text:style-name="T2">int </text:span><text:a xlink:type="simple" xlink:href="http://www.open-mpi.org/projects/hwloc/doc/v1.2/group__hwlocality__cpubinding.php#gab52f83ab16eac465da55e16bdd30df77"><text:span text:style-name="T2">hwloc_g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a1373a002b9a0a87eb002e26c590f2da"><text:span text:style-name="T2">hwloc_g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</text:list>
      <text:h text:style-name="Heading_20_2" text:outline-level="2"><text:span text:style-name="T3">topology</text:span> <text:span text:style-name="T5">cpubind last <text:s/>?-type flags? ?-pid </text:span><text:span text:style-name="T4">pid</text:span><text:span text:style-name="T5">?</text:span></text:h>
      <text:p text:style-name="Standard"><text:span text:style-name="T1">Description</text:span>: Get the last CPU where the current process or thread ran, or that of the specified process. </text:p>
      <text:p text:style-name="Standard"><text:span text:style-name="T1">Returns</text:span>: String representation of a bitmap .</text:p>
      <text:p text:style-name="P5">Underlying function(s):</text:p>
      <text:list xml:id="list1120977237" text:continue-numbering="true" text:style-name="L15">
        <text:list-item>
          <text:p text:style-name="P22"><text:span text:style-name="T2">int </text:span><text:a xlink:type="simple" xlink:href="http://www.open-mpi.org/projects/hwloc/doc/v1.2/group__hwlocality__cpubinding.php#ga8e9a4b5ee3eaa18fd3a229790c6b5b17"><text:span text:style-name="T2">hwloc_get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2"><text:span text:style-name="T2">int </text:span><text:a xlink:type="simple" xlink:href="http://www.open-mpi.org/projects/hwloc/doc/v1.2/group__hwlocality__cpubinding.php#ga1e005ddb9701e6a993a9eb8abe67a710"><text:span text:style-name="T2">hwloc_get_proc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</text:list>
      <text:h text:style-name="Heading_20_1" text:outline-level="1"><text:soft-page-break/>Remaining Modules</text:h>
      <text:list xml:id="list1151227812" text:continue-list="list1583850541" text:style-name="L16">
        <text:list-item>
          <text:p text:style-name="P25"><text:a xlink:type="simple" xlink:href="http://www.open-mpi.org/projects/hwloc/doc/v1.2/group__hwlocality__conversion.php">Object/String Conversion</text:a></text:p>
        </text:list-item>
        <text:list-item>
          <text:p text:style-name="P25"><text:a xlink:type="simple" xlink:href="http://www.open-mpi.org/projects/hwloc/doc/v1.2/group__hwlocality__membinding.php">Memory binding</text:a></text:p>
        </text:list-item>
        <text:list-item>
          <text:p text:style-name="P25"><text:a xlink:type="simple" xlink:href="http://www.open-mpi.org/projects/hwloc/doc/v1.2/group__hwlocality__bitmap.php">The bitmap API</text:a></text:p>
        </text:list-item>
        <text:list-item>
          <text:p text:style-name="P25">Various Helpers</text:p>
          <text:list>
            <text:list-item>
              <text:p text:style-name="P25"><text:a xlink:type="simple" xlink:href="http://www.open-mpi.org/projects/hwloc/doc/v1.2/group__hwlocality__helper__types.php">Object Type Helpers</text:a></text:p>
            </text:list-item>
            <text:list-item>
              <text:p text:style-name="P25"><text:a xlink:type="simple" xlink:href="http://www.open-mpi.org/projects/hwloc/doc/v1.2/group__hwlocality__helper__traversal__basic.php">Basic Traversal Helpers</text:a></text:p>
            </text:list-item>
            <text:list-item>
              <text:p text:style-name="P25"><text:a xlink:type="simple" xlink:href="http://www.open-mpi.org/projects/hwloc/doc/v1.2/group__hwlocality__helper__traversal.php">Advanced Traversal Helpers</text:a></text:p>
            </text:list-item>
            <text:list-item>
              <text:p text:style-name="P25"><text:a xlink:type="simple" xlink:href="http://www.open-mpi.org/projects/hwloc/doc/v1.2/group__hwlocality__helper__binding.php">Binding Helpers</text:a></text:p>
            </text:list-item>
            <text:list-item>
              <text:p text:style-name="P25"><text:a xlink:type="simple" xlink:href="http://www.open-mpi.org/projects/hwloc/doc/v1.2/group__hwlocality__helper__cpuset.php">Cpuset Helpers</text:a></text:p>
            </text:list-item>
            <text:list-item>
              <text:p text:style-name="P25"><text:a xlink:type="simple" xlink:href="http://www.open-mpi.org/projects/hwloc/doc/v1.2/group__hwlocality__helper__nodeset.php">Nodeset Helpers</text:a></text:p>
            </text:list-item>
          </text:list>
        </text:list-item>
        <text:list-item>
          <text:p text:style-name="P25">Finding Objects</text:p>
          <text:list>
            <text:list-item>
              <text:p text:style-name="P25"><text:a xlink:type="simple" xlink:href="http://www.open-mpi.org/projects/hwloc/doc/v1.2/group__hwlocality__helper__find__inside.php">Finding Objects Inside a CPU set</text:a></text:p>
            </text:list-item>
            <text:list-item>
              <text:p text:style-name="P25"><text:a xlink:type="simple" xlink:href="http://www.open-mpi.org/projects/hwloc/doc/v1.2/group__hwlocality__helper__find__covering.php">Finding a single Object covering at least CPU set</text:a></text:p>
            </text:list-item>
            <text:list-item>
              <text:p text:style-name="P25"><text:a xlink:type="simple" xlink:href="http://www.open-mpi.org/projects/hwloc/doc/v1.2/group__hwlocality__helper__find__coverings.php">Finding a set of similar Objects covering at least a CPU set</text:a></text:p>
            </text:list-item>
            <text:list-item>
              <text:p text:style-name="P25"><text:a xlink:type="simple" xlink:href="http://www.open-mpi.org/projects/hwloc/doc/v1.2/group__hwlocality__helper__find__cache.php">Cache-specific Finding Helpers</text:a></text:p>
            </text:list-item>
          </text:list>
        </text:list-item>
        <text:list-item>
          <text:p text:style-name="P25"><text:a xlink:type="simple" xlink:href="http://www.open-mpi.org/projects/hwloc/doc/v1.2/group__hwlocality__helper__nodeset__convert.php">Conversion between cpuset and nodeset</text:a></text:p>
        </text:list-item>
        <text:list-item>
          <text:p text:style-name="P25"><text:a xlink:type="simple" xlink:href="http://www.open-mpi.org/projects/hwloc/doc/v1.2/group__hwlocality__distances.php">Distances</text:a></text:p>
        </text:list-item>
        <text:list-item>
          <text:p text:style-name="P25">Oth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9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902in" fo:margin-bottom="0.0799in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text-indent="-0.1201in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0T01:04:39</meta:creation-date>
    <meta:editing-duration>PT00H00M00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8" meta:paragraph-count="255" meta:word-count="1259" meta:character-count="10071"/>
  </office:meta>
</office:document-meta>
</file>